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P3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 fo:font-weight="bold" style:font-weight-asian="bold" style:font-weight-complex="bold"/>
    </style:style>
    <style:style style:name="T39_2" style:family="text">
      <style:text-properties fo:font-size="14pt" style:font-size-asian="14pt" style:font-size-complex="14pt" fo:font-weight="bold" style:font-weight-asian="bold" style:font-weight-complex="bold"/>
    </style:style>
    <style:style style:name="T39_3" style:family="text">
      <style:text-properties fo:font-size="14pt" style:font-size-asian="14pt" style:font-size-complex="14pt" fo:font-weight="bold" style:font-weight-asian="bold" style:font-weight-complex="bold"/>
    </style:style>
    <style:style style:name="T39_4" style:family="text">
      <style:text-properties fo:font-size="14pt" style:font-size-asian="14pt" style:font-size-complex="14pt" fo:font-weight="bold" style:font-weight-asian="bold" style:font-weight-complex="bold"/>
    </style:style>
    <style:style style:name="T39_5" style:family="text">
      <style:text-properties fo:font-size="14pt" style:font-size-asian="14pt" style:font-size-complex="14pt" fo:font-weight="bold" style:font-weight-asian="bold" style:font-weight-complex="bold"/>
    </style:style>
    <style:style style:name="T39_6" style:family="text"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fo:font-size="14pt" style:font-size-asian="14pt" style:font-size-complex="14pt" fo:font-weight="bold" style:font-weight-asian="bold" style:font-weight-complex="bold"/>
    </style:style>
    <style:style style:name="T43_2" style:family="text">
      <style:text-properties fo:font-size="14pt" style:font-size-asian="14pt" style:font-size-complex="14pt" fo:font-weight="bold" style:font-weight-asian="bold" style:font-weight-complex="bold"/>
    </style:style>
    <style:style style:name="T43_3" style:family="text">
      <style:text-properties fo:font-size="14pt" style:font-size-asian="14pt" style:font-size-complex="14pt" fo:font-weight="bold" style:font-weight-asian="bold" style:font-weight-complex="bold"/>
    </style:style>
    <style:style style:name="T43_4" style:family="text">
      <style:text-properties fo:font-size="14pt" style:font-size-asian="14pt" style:font-size-complex="14pt" fo:font-weight="bold" style:font-weight-asian="bold" style:font-weight-complex="bold"/>
    </style:style>
    <style:style style:name="T43_5" style:family="text">
      <style:text-properties fo:font-size="14pt" style:font-size-asian="14pt" style:font-size-complex="14pt" fo:font-weight="bold" style:font-weight-asian="bold" style:font-weight-complex="bold"/>
    </style:style>
    <style:style style:name="T43_6" style:family="text"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fo:font-size="14pt" style:font-size-asian="14pt" style:font-size-complex="14pt" fo:font-weight="bold" style:font-weight-asian="bold" style:font-weight-complex="bold"/>
    </style:style>
    <style:style style:name="T47_2" style:family="text">
      <style:text-properties fo:font-size="14pt" style:font-size-asian="14pt" style:font-size-complex="14pt" fo:font-weight="bold" style:font-weight-asian="bold" style:font-weight-complex="bold"/>
    </style:style>
    <style:style style:name="T47_3" style:family="text">
      <style:text-properties fo:font-size="14pt" style:font-size-asian="14pt" style:font-size-complex="14pt" fo:font-weight="bold" style:font-weight-asian="bold" style:font-weight-complex="bold"/>
    </style:style>
    <style:style style:name="T47_4" style:family="text">
      <style:text-properties fo:font-size="14pt" style:font-size-asian="14pt" style:font-size-complex="14pt" fo:font-weight="bold" style:font-weight-asian="bold" style:font-weight-complex="bold"/>
    </style:style>
    <style:style style:name="T47_5" style:family="text">
      <style:text-properties fo:font-size="14pt" style:font-size-asian="14pt" style:font-size-complex="14pt" fo:font-weight="bold" style:font-weight-asian="bold" style:font-weight-complex="bold"/>
    </style:style>
    <style:style style:name="T47_6" style:family="text">
      <style:text-properties fo:font-size="14pt" style:font-size-asian="14pt" style:font-size-complex="14pt" fo:font-weight="bold" style:font-weight-asian="bold" style:font-weight-complex="bold"/>
    </style:style>
    <style:style style:name="T47_7" style:family="text">
      <style:text-properties fo:font-size="14pt" style:font-size-asian="14pt" style:font-size-complex="14pt" fo:font-weight="bold" style:font-weight-asian="bold" style:font-weight-complex="bold"/>
    </style:style>
    <style:style style:name="T47_8" style:family="text">
      <style:text-properties fo:font-size="14pt" style:font-size-asian="14pt" style:font-size-complex="14pt" fo:font-weight="bold" style:font-weight-asian="bold" style:font-weight-complex="bold"/>
    </style:style>
    <style:style style:name="T47_9" style:family="text">
      <style:text-properties fo:font-size="14pt" style:font-size-asian="14pt" style:font-size-complex="14pt" fo:font-weight="bold" style:font-weight-asian="bold" style:font-weight-complex="bold"/>
    </style:style>
    <style:style style:name="T47_10" style:family="text">
      <style:text-properties fo:font-size="14pt" style:font-size-asian="14pt" style:font-size-complex="14pt" fo:font-weight="bold" style:font-weight-asian="bold" style:font-weight-complex="bold"/>
    </style:style>
    <style:style style:name="T47_11" style:family="text">
      <style:text-properties fo:font-size="14pt" style:font-size-asian="14pt" style:font-size-complex="14pt" fo:font-weight="bold" style:font-weight-asian="bold" style:font-weight-complex="bold"/>
    </style:style>
    <style:style style:name="T47_12" style:family="text"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fo:font-size="14pt" style:font-size-asian="14pt" style:font-size-complex="14pt" fo:font-weight="bold" style:font-weight-asian="bold" style:font-weight-complex="bold"/>
    </style:style>
    <style:style style:name="T51_2" style:family="text">
      <style:text-properties fo:font-size="14pt" style:font-size-asian="14pt" style:font-size-complex="14pt" fo:font-weight="bold" style:font-weight-asian="bold" style:font-weight-complex="bold"/>
    </style:style>
    <style:style style:name="T51_3" style:family="text">
      <style:text-properties fo:font-size="14pt" style:font-size-asian="14pt" style:font-size-complex="14pt" fo:font-weight="bold" style:font-weight-asian="bold" style:font-weight-complex="bold"/>
    </style:style>
    <style:style style:name="T51_4" style:family="text"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fo:font-size="14pt" style:font-size-asian="14pt" style:font-size-complex="14pt" fo:font-weight="bold" style:font-weight-asian="bold" style:font-weight-complex="bold"/>
    </style:style>
    <style:style style:name="T66_2" style:family="text">
      <style:text-properties fo:font-size="14pt" style:font-size-asian="14pt" style:font-size-complex="14pt" fo:font-weight="bold" style:font-weight-asian="bold" style:font-weight-complex="bold"/>
    </style:style>
    <style:style style:name="T66_3" style:family="text">
      <style:text-properties fo:font-size="14pt" style:font-size-asian="14pt" style:font-size-complex="14pt" fo:font-weight="bold" style:font-weight-asian="bold" style:font-weight-complex="bold"/>
    </style:style>
    <style:style style:name="T66_4" style:family="text"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T68_133" style:family="text"/>
    <style:style style:name="T68_134" style:family="text"/>
    <style:style style:name="T68_135" style:family="text"/>
    <style:style style:name="T68_136" style:family="text"/>
    <style:style style:name="T68_137" style:family="text"/>
    <style:style style:name="T68_138" style:family="text"/>
    <style:style style:name="T68_139" style:family="text"/>
    <style:style style:name="T68_140" style:family="text"/>
    <style:style style:name="T68_141" style:family="text"/>
    <style:style style:name="T68_142" style:family="text"/>
    <style:style style:name="T68_143" style:family="text"/>
    <style:style style:name="T68_144" style:family="text"/>
    <style:style style:name="T68_145" style:family="text"/>
    <style:style style:name="T68_146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fo:font-size="14pt" style:font-size-asian="14pt" style:font-size-complex="14pt" fo:font-weight="bold" style:font-weight-asian="bold" style:font-weight-complex="bold"/>
    </style:style>
    <style:style style:name="T86_2" style:family="text">
      <style:text-properties fo:font-size="14pt" style:font-size-asian="14pt" style:font-size-complex="14pt" fo:font-weight="bold" style:font-weight-asian="bold" style:font-weight-complex="bol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fredag</text:span><text:span text:style-name="T1_8"><text:s/>19.<text:s/></text:span><text:span text:style-name="T1_9">sep</text:span><text:span text:style-name="T1_10">.<text:s/>2012</text:span></text:p>
      <text:p text:style-name="P2"/>
      <text:p text:style-name="P3"><text:span text:style-name="T3_1">Tid</text:span><text:span text:style-name="T3_2">:</text:span><text:span text:style-name="T3_3"><text:s/>12:15<text:s/>-<text:s/>12:3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Awk</text:span><text:span text:style-name="T5_5"><text:s/>(#3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Status</text:span><text:span text:style-name="T11_2"><text:s/></text:span><text:span text:style-name="T11_3">bokettersyn</text:span></text:p>
        </text:list-item>
      </text:list>
      <text:p text:style-name="P12"><text:span text:style-name="T12_1"><text:tab/>1.<text:s/></text:span><text:span text:style-name="T12_2">CYB</text:span><text:span text:style-name="T12_3"><text:s/>(</text:span><text:span text:style-name="T12_4">kun</text:span><text:span text:style-name="T12_5"><text:s/></text:span><text:span text:style-name="T12_6">IFI</text:span><text:span text:style-name="T12_7">-</text:span><text:span text:style-name="T12_8">orden</text:span><text:span text:style-name="T12_9">)</text:span></text:p>
      <text:p text:style-name="P13"><text:span text:style-name="T13_1"><text:tab/>2.<text:s/></text:span><text:span text:style-name="T13_2">Foreningsfesten</text:span><text:span text:style-name="T13_3"><text:s/>2012</text:span></text:p>
      <text:p text:style-name="P14"><text:span text:style-name="T14_1"><text:tab/>3.<text:s/></text:span><text:span text:style-name="T14_2">Mikros</text:span><text:span text:style-name="T14_3"><text:s/></text:span><text:span text:style-name="T14_4">driftsstøtte</text:span><text:span text:style-name="T14_5"><text:s/></text:span><text:span text:style-name="T14_6">vår</text:span><text:span text:style-name="T14_7"><text:s/>2012</text:span></text:p>
      <text:list text:style-name="LS2" xml:id="list4">
        <text:list-item>
          <text:p text:style-name="P15"><text:span text:style-name="T15_1">Status</text:span><text:span text:style-name="T15_2"><text:s/></text:span><text:span text:style-name="T15_3">økonomi</text:span></text:p>
        </text:list-item>
      </text:list>
      <text:p text:style-name="P16"><text:span text:style-name="T16_1"><text:tab/>1.<text:s/></text:span><text:span text:style-name="T16_2">Tilbakebtalinger</text:span><text:span text:style-name="T16_3"><text:line-break/><text:tab/>2.<text:s/></text:span><text:span text:style-name="T16_4">Tilgjengelige</text:span><text:span text:style-name="T16_5"><text:s/></text:span><text:span text:style-name="T16_6">midler</text:span><text:span text:style-name="T16_7"><text:line-break/><text:tab/>3.<text:s/></text:span><text:span text:style-name="T16_8">Gjenstående</text:span><text:span text:style-name="T16_9"><text:s/></text:span><text:span text:style-name="T16_10">søknader</text:span></text:p>
      <text:list text:style-name="LS3" xml:id="list5">
        <text:list-item>
          <text:p text:style-name="P17"><text:span text:style-name="T17_1">Eventuelt</text:span></text:p>
        </text:list-item>
      </text:list>
      <text:p text:style-name="P18"/>
      <text:p text:style-name="P19"><text:span text:style-name="T19_1">Tilstede</text:span></text:p>
      <text:p text:style-name="P20"><text:span text:style-name="T20_1">CYB</text:span></text:p>
      <text:p text:style-name="P21"><text:span text:style-name="T21_1"><text:tab/></text:span><text:span text:style-name="T21_2">Ikke</text:span><text:span text:style-name="T21_3"><text:s/></text:span><text:span text:style-name="T21_4">representert</text:span><text:span text:style-name="T21_5">.</text:span></text:p>
      <text:p text:style-name="P22"><text:span text:style-name="T22_1">PING</text:span></text:p>
      <text:list text:style-name="LS4" xml:id="list6">
        <text:list-item>
          <text:p text:style-name="P23"><text:span text:style-name="T23_1">Christopher</text:span><text:span text:style-name="T23_2"><text:s/></text:span><text:span text:style-name="T23_3">Culina</text:span><text:span text:style-name="T23_4"><text:s/>(</text:span><text:span text:style-name="T23_5">chrisbc</text:span><text:span text:style-name="T23_6">)</text:span></text:p>
        </text:list-item>
      </text:list>
      <text:p text:style-name="P24"><text:span text:style-name="T24_1">Dagen</text:span></text:p>
      <text:list text:style-name="LS5" xml:id="list7">
        <text:list-item>
          <text:p text:style-name="P25"><text:span text:style-name="T25_1">Johanne</text:span><text:span text:style-name="T25_2"><text:s/></text:span><text:span text:style-name="T25_3">Håøy</text:span><text:span text:style-name="T25_4"><text:s/></text:span><text:span text:style-name="T25_5">Horn</text:span><text:span text:style-name="T25_6"><text:s/>(</text:span><text:span text:style-name="T25_7">johannhh</text:span><text:span text:style-name="T25_8">)</text:span></text:p>
        </text:list-item>
      </text:list>
      <text:p text:style-name="P26"><text:span text:style-name="T26_1">Navet</text:span></text:p>
      <text:list text:style-name="LS6" xml:id="list8">
        <text:list-item>
          <text:p text:style-name="P27"><text:span text:style-name="T27_1">Amund</text:span><text:span text:style-name="T27_2"><text:s/></text:span><text:span text:style-name="T27_3">Øgar</text:span><text:span text:style-name="T27_4"><text:s/></text:span><text:span text:style-name="T27_5">Meisal</text:span><text:span text:style-name="T27_6"><text:s/>(</text:span><text:span text:style-name="T27_7">amundom</text:span><text:span text:style-name="T27_8">)</text:span></text:p>
        </text:list-item>
      </text:list>
      <text:p text:style-name="P28"><text:span text:style-name="T28_1">Mikro</text:span></text:p>
      <text:list text:style-name="LS7" xml:id="list9">
        <text:list-item>
          <text:p text:style-name="P29"><text:span text:style-name="T29_1">Magnus</text:span><text:span text:style-name="T29_2"><text:s/></text:span><text:span text:style-name="T29_3">Vallestad</text:span><text:span text:style-name="T29_4"><text:s/>(</text:span><text:span text:style-name="T29_5">magnuval</text:span><text:span text:style-name="T29_6">)</text:span></text:p>
        </text:list-item>
        <text:list-item>
          <text:p text:style-name="P30"><text:span text:style-name="T30_1">Halfdan</text:span><text:span text:style-name="T30_2"><text:s/></text:span><text:span text:style-name="T30_3">Solberg</text:span><text:span text:style-name="T30_4"><text:s/></text:span><text:span text:style-name="T30_5">Bechman</text:span><text:span text:style-name="T30_6"><text:s/>(</text:span><text:span text:style-name="T30_7">halfdasb</text:span><text:span text:style-name="T30_8">)</text:span></text:p>
        </text:list-item>
      </text:list>
      <text:p text:style-name="P31"><text:span text:style-name="T31_1">FUI</text:span></text:p>
      <text:list text:style-name="LS8" xml:id="list11">
        <text:list-item>
          <text:p text:style-name="P32"><text:span text:style-name="T32_1">Lily</text:span><text:span text:style-name="T32_2"><text:s/></text:span><text:span text:style-name="T32_3">Xu</text:span><text:span text:style-name="T32_4"><text:s/>(</text:span><text:span text:style-name="T32_5">lilyx</text:span><text:span text:style-name="T32_6">)</text:span></text:p>
        </text:list-item>
      </text:list>
      <text:p text:style-name="P33"><text:span text:style-name="T33_1">P</text:span><text:span text:style-name="T33_2">:</text:span><text:span text:style-name="T33_3">ISK</text:span></text:p>
      <text:list text:style-name="LS9" xml:id="list12">
        <text:list-item>
          <text:p text:style-name="P34"><text:span text:style-name="T34_1">Andreas</text:span><text:span text:style-name="T34_2"><text:s/></text:span><text:span text:style-name="T34_3">Lind</text:span><text:span text:style-name="T34_4">-</text:span><text:span text:style-name="T34_5">Johansen</text:span><text:span text:style-name="T34_6"><text:s/>(</text:span><text:span text:style-name="T34_7">andrelin</text:span><text:span text:style-name="T34_8">)</text:span></text:p>
        </text:list-item>
      </text:list>
      <text:p text:style-name="P35"><text:span text:style-name="T35_1">FU</text:span></text:p>
      <text:list text:style-name="LS10" xml:id="list13">
        <text:list-item>
          <text:p text:style-name="P36"><text:span text:style-name="T36_1">Torgeir</text:span><text:span text:style-name="T36_2"><text:s/></text:span><text:span text:style-name="T36_3">Lebesbye</text:span><text:span text:style-name="T36_4"><text:s/>(</text:span><text:span text:style-name="T36_5">torgeirl</text:span><text:span text:style-name="T36_6">)</text:span></text:p>
        </text:list-item>
      </text:list>
      <text:p text:style-name="P37"/>
      <text:p text:style-name="P38"/>
      <text:p text:style-name="P39"><text:span text:style-name="T39_1">1<text:s/></text:span><text:span text:style-name="T39_2">Godkjenning</text:span><text:span text:style-name="T39_3"><text:s/></text:span><text:span text:style-name="T39_4">av</text:span><text:span text:style-name="T39_5"><text:s/></text:span><text:span text:style-name="T39_6">innkalling</text:span></text:p>
      <text:p text:style-name="P40"><text:span text:style-name="T40_1">Godkjent</text:span><text:span text:style-name="T40_2">.</text:span></text:p>
      <text:p text:style-name="P41"/>
      <text:p text:style-name="P42"/>
      <text:p text:style-name="P43"><text:span text:style-name="T43_1">2<text:s/></text:span><text:span text:style-name="T43_2">Godkjenning</text:span><text:span text:style-name="T43_3"><text:s/></text:span><text:span text:style-name="T43_4">av</text:span><text:span text:style-name="T43_5"><text:s/></text:span><text:span text:style-name="T43_6">agenda</text:span></text:p>
      <text:p text:style-name="P44"><text:span text:style-name="T44_1">Godkjent</text:span><text:span text:style-name="T44_2">.</text:span></text:p>
      <text:p text:style-name="P45"/>
      <text:p text:style-name="P46"/>
      <text:p text:style-name="P47"><text:span text:style-name="T47_1">3<text:s/></text:span><text:span text:style-name="T47_2">Godkjenning</text:span><text:span text:style-name="T47_3"><text:s/></text:span><text:span text:style-name="T47_4">av</text:span><text:span text:style-name="T47_5"><text:s/></text:span><text:span text:style-name="T47_6">referat</text:span><text:span text:style-name="T47_7"><text:s/></text:span><text:span text:style-name="T47_8">fra</text:span><text:span text:style-name="T47_9"><text:s/></text:span><text:span text:style-name="T47_10">forrige</text:span><text:span text:style-name="T47_11"><text:s/></text:span><text:span text:style-name="T47_12">møte</text:span></text:p>
      <text:p text:style-name="P48"><text:span text:style-name="T48_1">Godkjent</text:span><text:span text:style-name="T48_2">.</text:span></text:p>
      <text:p text:style-name="P49"/>
      <text:p text:style-name="P50"/>
      <text:p text:style-name="P51"><text:span text:style-name="T51_1">4<text:s/></text:span><text:span text:style-name="T51_2">Status</text:span><text:span text:style-name="T51_3"><text:s/></text:span><text:span text:style-name="T51_4">bokettersyn</text:span></text:p>
      <text:p text:style-name="P52"><text:span text:style-name="T52_1">4.1<text:s/></text:span><text:span text:style-name="T52_2">CYB</text:span><text:span text:style-name="T52_3"><text:s/>(</text:span><text:span text:style-name="T52_4">kun</text:span><text:span text:style-name="T52_5"><text:s/></text:span><text:span text:style-name="T52_6">IFI</text:span><text:span text:style-name="T52_7">-</text:span><text:span text:style-name="T52_8">orden</text:span><text:span text:style-name="T52_9">)</text:span></text:p>
      <text:p text:style-name="P53"><text:span text:style-name="T53_1">Våren</text:span><text:span text:style-name="T53_2"><text:s/>2012<text:s/></text:span><text:span text:style-name="T53_3">søkte</text:span><text:span text:style-name="T53_4"><text:s/></text:span><text:span text:style-name="T53_5">Cybernetisk</text:span><text:span text:style-name="T53_6"><text:s/></text:span><text:span text:style-name="T53_7">Selskab</text:span><text:span text:style-name="T53_8"><text:s/>3<text:s/>000<text:s/></text:span><text:span text:style-name="T53_9">kroner</text:span><text:span text:style-name="T53_10"><text:s/></text:span><text:span text:style-name="T53_11">til</text:span><text:span text:style-name="T53_12"><text:s/></text:span><text:span text:style-name="T53_13">posten</text:span><text:span text:style-name="T53_14"><text:s/>«</text:span><text:span text:style-name="T53_15">Oppstart</text:span><text:span text:style-name="T53_16"><text:s/></text:span><text:span text:style-name="T53_17">av</text:span><text:span text:style-name="T53_18"><text:s/></text:span><text:span text:style-name="T53_19">orden</text:span><text:span text:style-name="T53_20">».<text:s/></text:span><text:span text:style-name="T53_21">Det</text:span><text:span text:style-name="T53_22"><text:s/></text:span><text:span text:style-name="T53_23">var</text:span><text:span text:style-name="T53_24"><text:s/></text:span><text:span text:style-name="T53_25">bilag</text:span><text:span text:style-name="T53_26"><text:s/></text:span><text:span text:style-name="T53_27">for</text:span><text:span text:style-name="T53_28"><text:s/></text:span><text:span text:style-name="T53_29">hele</text:span><text:span text:style-name="T53_30"><text:s/></text:span><text:span text:style-name="T53_31">beløpet</text:span><text:span text:style-name="T53_32">,<text:s/></text:span><text:span text:style-name="T53_33">men</text:span><text:span text:style-name="T53_34"><text:s/></text:span><text:span text:style-name="T53_35">kun</text:span><text:span text:style-name="T53_36"><text:s/>2<text:s/>050<text:s/></text:span><text:span text:style-name="T53_37">kroner</text:span><text:span text:style-name="T53_38"><text:s/></text:span><text:span text:style-name="T53_39">av</text:span><text:span text:style-name="T53_40"><text:s/></text:span><text:span text:style-name="T53_41">beløpet</text:span><text:span text:style-name="T53_42"><text:s/></text:span><text:span text:style-name="T53_43">gjelder</text:span><text:span text:style-name="T53_44"><text:s/></text:span><text:span text:style-name="T53_45">IFI</text:span><text:span text:style-name="T53_46"><text:s/></text:span><text:span text:style-name="T53_47">Orden</text:span><text:span text:style-name="T53_48">.<text:s/></text:span><text:span text:style-name="T53_49">Resten</text:span><text:span text:style-name="T53_50"><text:s/></text:span><text:span text:style-name="T53_51">er</text:span><text:span text:style-name="T53_52"><text:s/></text:span><text:span text:style-name="T53_53">relatert</text:span><text:span text:style-name="T53_54"><text:s/></text:span><text:span text:style-name="T53_55">til</text:span><text:span text:style-name="T53_56"><text:s/></text:span><text:span text:style-name="T53_57">utmerkelser</text:span><text:span text:style-name="T53_58"><text:s/></text:span><text:span text:style-name="T53_59">utdelt</text:span><text:span text:style-name="T53_60"><text:s/></text:span><text:span text:style-name="T53_61">på</text:span><text:span text:style-name="T53_62"><text:s/></text:span><text:span text:style-name="T53_63">fjorårets</text:span><text:span text:style-name="T53_64"><text:s/></text:span><text:span text:style-name="T53_65">galla</text:span><text:span text:style-name="T53_66">,<text:s/></text:span><text:span text:style-name="T53_67">men</text:span><text:span text:style-name="T53_68"><text:s/></text:span><text:span text:style-name="T53_69">ikke</text:span><text:span text:style-name="T53_70"><text:s/></text:span><text:span text:style-name="T53_71">i</text:span><text:span text:style-name="T53_72"><text:s/></text:span><text:span text:style-name="T53_73">forbindelse</text:span><text:span text:style-name="T53_74"><text:s/></text:span><text:span text:style-name="T53_75">med</text:span><text:span text:style-name="T53_76"><text:s/></text:span><text:span text:style-name="T53_77">IFI</text:span><text:span text:style-name="T53_78"><text:s/></text:span><text:span text:style-name="T53_79">Orden</text:span><text:span text:style-name="T53_80">.</text:span></text:p>
      <text:p text:style-name="P54"/>
      <text:p text:style-name="P55"><text:span text:style-name="T55_1">Etter</text:span><text:span text:style-name="T55_2"><text:s/></text:span><text:span text:style-name="T55_3">å</text:span><text:span text:style-name="T55_4"><text:s/></text:span><text:span text:style-name="T55_5">ha</text:span><text:span text:style-name="T55_6"><text:s/></text:span><text:span text:style-name="T55_7">blitt</text:span><text:span text:style-name="T55_8"><text:s/></text:span><text:span text:style-name="T55_9">gjort</text:span><text:span text:style-name="T55_10"><text:s/></text:span><text:span text:style-name="T55_11">oppmerksom</text:span><text:span text:style-name="T55_12"><text:s/></text:span><text:span text:style-name="T55_13">på</text:span><text:span text:style-name="T55_14"><text:s/></text:span><text:span text:style-name="T55_15">feilen</text:span><text:span text:style-name="T55_16"><text:s/></text:span><text:span text:style-name="T55_17">har</text:span><text:span text:style-name="T55_18"><text:s/></text:span><text:span text:style-name="T55_19">Cybernetisk</text:span><text:span text:style-name="T55_20"><text:s/></text:span><text:span text:style-name="T55_21">Selskab</text:span><text:span text:style-name="T55_22"><text:s/></text:span><text:span text:style-name="T55_23">besluttet</text:span><text:span text:style-name="T55_24"><text:s/></text:span><text:span text:style-name="T55_25">å</text:span><text:span text:style-name="T55_26"><text:s/></text:span><text:span text:style-name="T55_27">tilbakebetale</text:span><text:span text:style-name="T55_28"><text:s/>950<text:s/></text:span><text:span text:style-name="T55_29">kroner</text:span><text:span text:style-name="T55_30">.</text:span></text:p>
      <text:p text:style-name="P56"/>
      <text:p text:style-name="P57"><text:span text:style-name="T57_1">4.2<text:s/></text:span><text:span text:style-name="T57_2">Foreningsfesten</text:span><text:span text:style-name="T57_3"><text:s/>2012</text:span></text:p>
      <text:p text:style-name="P58"><text:span text:style-name="T58_1">Regnskapet</text:span><text:span text:style-name="T58_2"><text:s/></text:span><text:span text:style-name="T58_3">viser</text:span><text:span text:style-name="T58_4"><text:s/></text:span><text:span text:style-name="T58_5">at</text:span><text:span text:style-name="T58_6"><text:s/></text:span><text:span text:style-name="T58_7">egenandel</text:span><text:span text:style-name="T58_8"><text:s/>(75<text:s/></text:span><text:span text:style-name="T58_9">x</text:span><text:span text:style-name="T58_10"><text:s/>150<text:s/></text:span><text:span text:style-name="T58_11">kroner</text:span><text:span text:style-name="T58_12"><text:s/></text:span><text:span text:style-name="T58_13">og</text:span><text:span text:style-name="T58_14"><text:s/>1<text:s/></text:span><text:span text:style-name="T58_15">x</text:span><text:span text:style-name="T58_16"><text:s/>70<text:s/></text:span><text:span text:style-name="T58_17">kroner</text:span><text:span text:style-name="T58_18">,<text:s/></text:span><text:span text:style-name="T58_19">total</text:span><text:span text:style-name="T58_20"><text:s/>11<text:s/>320<text:s/></text:span><text:span text:style-name="T58_21">kroner</text:span><text:span text:style-name="T58_22">)<text:s/></text:span><text:span text:style-name="T58_23">og</text:span><text:span text:style-name="T58_24"><text:s/></text:span><text:span text:style-name="T58_25">støtte</text:span><text:span text:style-name="T58_26"><text:s/></text:span><text:span text:style-name="T58_27">fra</text:span><text:span text:style-name="T58_28"><text:s/></text:span><text:span text:style-name="T58_29">FU</text:span><text:span text:style-name="T58_30"><text:s/>(76<text:s/></text:span><text:span text:style-name="T58_31">x</text:span><text:span text:style-name="T58_32"><text:s/>200<text:s/></text:span><text:span text:style-name="T58_33">kroner</text:span><text:span text:style-name="T58_34">)<text:s/></text:span><text:span text:style-name="T58_35">ga</text:span><text:span text:style-name="T58_36"><text:s/></text:span><text:span text:style-name="T58_37">inntekter</text:span><text:span text:style-name="T58_38"><text:s/></text:span><text:span text:style-name="T58_39">på</text:span><text:span text:style-name="T58_40"><text:s/></text:span><text:span text:style-name="T58_41">totalt</text:span><text:span text:style-name="T58_42"><text:s/>26<text:s/>520<text:s/></text:span><text:span text:style-name="T58_43">kroner</text:span><text:span text:style-name="T58_44">.<text:s/></text:span><text:span text:style-name="T58_45">Utgiftene</text:span><text:span text:style-name="T58_46"><text:s/></text:span><text:span text:style-name="T58_47">fordeler</text:span><text:span text:style-name="T58_48"><text:s/></text:span><text:span text:style-name="T58_49">seg</text:span><text:span text:style-name="T58_50"><text:s/></text:span><text:span text:style-name="T58_51">på</text:span><text:span text:style-name="T58_52"><text:s/></text:span><text:span text:style-name="T58_53">seks</text:span><text:span text:style-name="T58_54"><text:s/></text:span><text:span text:style-name="T58_55">bilag</text:span><text:span text:style-name="T58_56">,<text:s/></text:span><text:span text:style-name="T58_57">og</text:span><text:span text:style-name="T58_58"><text:s/></text:span><text:span text:style-name="T58_59">utgjør</text:span><text:span text:style-name="T58_60"><text:s/></text:span><text:span text:style-name="T58_61">totalt</text:span><text:span text:style-name="T58_62"><text:s/>24<text:s/>958.10<text:s/></text:span><text:span text:style-name="T58_63">kroner</text:span><text:span text:style-name="T58_64">.<text:s/></text:span><text:span text:style-name="T58_65">Kontroll</text:span><text:span text:style-name="T58_66"><text:s/></text:span><text:span text:style-name="T58_67">av</text:span><text:span text:style-name="T58_68"><text:s/></text:span><text:span text:style-name="T58_69">kontoutskrifter</text:span><text:span text:style-name="T58_70"><text:s/></text:span><text:span text:style-name="T58_71">og</text:span><text:span text:style-name="T58_72"><text:s/></text:span><text:span text:style-name="T58_73">bilag</text:span><text:span text:style-name="T58_74"><text:s/></text:span><text:span text:style-name="T58_75">avdekker</text:span><text:span text:style-name="T58_76"><text:s/></text:span><text:span text:style-name="T58_77">ingen</text:span><text:span text:style-name="T58_78"><text:s/></text:span><text:span text:style-name="T58_79">feil</text:span><text:span text:style-name="T58_80">.</text:span></text:p>
      <text:p text:style-name="P59"/>
      <text:p text:style-name="P60"><text:span text:style-name="T60_1">20.<text:s/></text:span><text:span text:style-name="T60_2">juni</text:span><text:span text:style-name="T60_3"><text:s/></text:span><text:span text:style-name="T60_4">ble</text:span><text:span text:style-name="T60_5"><text:s/></text:span><text:span text:style-name="T60_6">det</text:span><text:span text:style-name="T60_7"><text:s/></text:span><text:span text:style-name="T60_8">tilbakebetalt</text:span><text:span text:style-name="T60_9"><text:s/>6<text:s/>361.90<text:s/></text:span><text:span text:style-name="T60_10">kroner</text:span><text:span text:style-name="T60_11">.<text:s/></text:span><text:span text:style-name="T60_12">Dette</text:span><text:span text:style-name="T60_13"><text:s/></text:span><text:span text:style-name="T60_14">er</text:span><text:span text:style-name="T60_15"><text:s/>4<text:s/>800<text:s/></text:span><text:span text:style-name="T60_16">kroner</text:span><text:span text:style-name="T60_17"><text:s/></text:span><text:span text:style-name="T60_18">i</text:span><text:span text:style-name="T60_19"><text:s/></text:span><text:span text:style-name="T60_20">tilbakebetaling</text:span><text:span text:style-name="T60_21"><text:s/></text:span><text:span text:style-name="T60_22">av</text:span><text:span text:style-name="T60_23"><text:s/></text:span><text:span text:style-name="T60_24">støtte</text:span><text:span text:style-name="T60_25"><text:s/></text:span><text:span text:style-name="T60_26">fra</text:span><text:span text:style-name="T60_27"><text:s/></text:span><text:span text:style-name="T60_28">FU</text:span><text:span text:style-name="T60_29"><text:s/></text:span><text:span text:style-name="T60_30">og</text:span><text:span text:style-name="T60_31"><text:s/></text:span><text:span text:style-name="T60_32">overføring</text:span><text:span text:style-name="T60_33"><text:s/></text:span><text:span text:style-name="T60_34">av</text:span><text:span text:style-name="T60_35"><text:s/></text:span><text:span text:style-name="T60_36">et</text:span><text:span text:style-name="T60_37"><text:s/></text:span><text:span text:style-name="T60_38">overskudd</text:span><text:span text:style-name="T60_39"><text:s/>1<text:s/>561.90<text:s/></text:span><text:span text:style-name="T60_40">kroner</text:span><text:span text:style-name="T60_41">.<text:s/></text:span><text:span text:style-name="T60_42">Veldig</text:span><text:span text:style-name="T60_43"><text:s/></text:span><text:span text:style-name="T60_44">bra</text:span><text:span text:style-name="T60_45">!</text:span></text:p>
      <text:p text:style-name="P61"/>
      <text:p text:style-name="P62"><text:span text:style-name="T62_1">4.3<text:s/></text:span><text:span text:style-name="T62_2">Mikro</text:span><text:span text:style-name="T62_3"><text:s/>(</text:span><text:span text:style-name="T62_4">driftsstøtte</text:span><text:span text:style-name="T62_5"><text:s/></text:span><text:span text:style-name="T62_6">vår</text:span><text:span text:style-name="T62_7"><text:s/>2012)</text:span></text:p>
      <text:p text:style-name="P63"><text:span text:style-name="T63_1">Verken</text:span><text:span text:style-name="T63_2"><text:s/></text:span><text:span text:style-name="T63_3">koordinator</text:span><text:span text:style-name="T63_4"><text:s/></text:span><text:span text:style-name="T63_5">eller</text:span><text:span text:style-name="T63_6"><text:s/></text:span><text:span text:style-name="T63_7">det</text:span><text:span text:style-name="T63_8"><text:s/></text:span><text:span text:style-name="T63_9">sitttende</text:span><text:span text:style-name="T63_10"><text:s/></text:span><text:span text:style-name="T63_11">Mikrostyret</text:span><text:span text:style-name="T63_12"><text:s/></text:span><text:span text:style-name="T63_13">har</text:span><text:span text:style-name="T63_14"><text:s/></text:span><text:span text:style-name="T63_15">så</text:span><text:span text:style-name="T63_16"><text:s/></text:span><text:span text:style-name="T63_17">langt</text:span><text:span text:style-name="T63_18"><text:s/></text:span><text:span text:style-name="T63_19">fått</text:span><text:span text:style-name="T63_20"><text:s/></text:span><text:span text:style-name="T63_21">tilgang</text:span><text:span text:style-name="T63_22"><text:s/></text:span><text:span text:style-name="T63_23">til</text:span><text:span text:style-name="T63_24"><text:s/></text:span><text:span text:style-name="T63_25">bilagene</text:span><text:span text:style-name="T63_26">.</text:span></text:p>
      <text:p text:style-name="P64"/>
      <text:p text:style-name="P65"/>
      <text:p text:style-name="P66"><text:span text:style-name="T66_1">5<text:s/></text:span><text:span text:style-name="T66_2">Status</text:span><text:span text:style-name="T66_3"><text:s/></text:span><text:span text:style-name="T66_4">økonomi</text:span></text:p>
      <text:p text:style-name="P67"><text:span text:style-name="T67_1">Merknader</text:span><text:span text:style-name="T67_2"><text:s/></text:span><text:span text:style-name="T67_3">til</text:span><text:span text:style-name="T67_4"><text:s/></text:span><text:span text:style-name="T67_5">oversikt</text:span></text:p>
      <text:p text:style-name="P68"><text:span text:style-name="T68_1">Posten</text:span><text:span text:style-name="T68_2"><text:s/>«</text:span><text:span text:style-name="T68_3">Felles</text:span><text:span text:style-name="T68_4">»<text:s/></text:span><text:span text:style-name="T68_5">inkluderer</text:span><text:span text:style-name="T68_6"><text:s/></text:span><text:span text:style-name="T68_7">kun</text:span><text:span text:style-name="T68_8"><text:s/></text:span><text:span text:style-name="T68_9">Foreningsfesten</text:span><text:span text:style-name="T68_10"><text:s/>2012<text:s/></text:span><text:span text:style-name="T68_11">da</text:span><text:span text:style-name="T68_12"><text:s/></text:span><text:span text:style-name="T68_13">denne</text:span><text:span text:style-name="T68_14"><text:s/></text:span><text:span text:style-name="T68_15">kom</text:span><text:span text:style-name="T68_16"><text:s/></text:span><text:span text:style-name="T68_17">som</text:span><text:span text:style-name="T68_18"><text:s/></text:span><text:span text:style-name="T68_19">en</text:span><text:span text:style-name="T68_20"><text:s/></text:span><text:span text:style-name="T68_21">felles</text:span><text:span text:style-name="T68_22"><text:s/></text:span><text:span text:style-name="T68_23">søknad</text:span><text:span text:style-name="T68_24"><text:s/></text:span><text:span text:style-name="T68_25">fra</text:span><text:span text:style-name="T68_26"><text:s/></text:span><text:span text:style-name="T68_27">flere</text:span><text:span text:style-name="T68_28"><text:s/></text:span><text:span text:style-name="T68_29">foreninger</text:span><text:span text:style-name="T68_30">.<text:s/></text:span><text:span text:style-name="T68_31">Det</text:span><text:span text:style-name="T68_32"><text:s/></text:span><text:span text:style-name="T68_33">er</text:span><text:span text:style-name="T68_34"><text:s/></text:span><text:span text:style-name="T68_35">imidlertid</text:span><text:span text:style-name="T68_36"><text:s/></text:span><text:span text:style-name="T68_37">flere</text:span><text:span text:style-name="T68_38"><text:s/></text:span><text:span text:style-name="T68_39">søknader</text:span><text:span text:style-name="T68_40"><text:s/></text:span><text:span text:style-name="T68_41">fra</text:span><text:span text:style-name="T68_42"><text:s/></text:span><text:span text:style-name="T68_43">enkeltforeninger</text:span><text:span text:style-name="T68_44"><text:s/></text:span><text:span text:style-name="T68_45">som</text:span><text:span text:style-name="T68_46"><text:s/></text:span><text:span text:style-name="T68_47">har</text:span><text:span text:style-name="T68_48"><text:s/></text:span><text:span text:style-name="T68_49">en</text:span><text:span text:style-name="T68_50"><text:s/></text:span><text:span text:style-name="T68_51">felles</text:span><text:span text:style-name="T68_52"><text:s/></text:span><text:span text:style-name="T68_53">karakter</text:span><text:span text:style-name="T68_54"><text:s/></text:span><text:span text:style-name="T68_55">både</text:span><text:span text:style-name="T68_56"><text:s/></text:span><text:span text:style-name="T68_57">i</text:span><text:span text:style-name="T68_58"><text:s/></text:span><text:span text:style-name="T68_59">organisering</text:span><text:span text:style-name="T68_60"><text:s/></text:span><text:span text:style-name="T68_61">og</text:span><text:span text:style-name="T68_62"><text:s/></text:span><text:span text:style-name="T68_63">art</text:span><text:span text:style-name="T68_64">.<text:s/></text:span><text:span text:style-name="T68_65">Eksempler</text:span><text:span text:style-name="T68_66"><text:s/></text:span><text:span text:style-name="T68_67">er</text:span><text:span text:style-name="T68_68"><text:s/></text:span><text:span text:style-name="T68_69">IFI</text:span><text:span text:style-name="T68_70"><text:s/></text:span><text:span text:style-name="T68_71">Skitur</text:span><text:span text:style-name="T68_72"><text:s/></text:span><text:span text:style-name="T68_73">i</text:span><text:span text:style-name="T68_74"><text:s/></text:span><text:span text:style-name="T68_75">regi</text:span><text:span text:style-name="T68_76"><text:s/></text:span><text:span text:style-name="T68_77">av</text:span><text:span text:style-name="T68_78"><text:s/></text:span><text:span text:style-name="T68_79">ProsIT</text:span><text:span text:style-name="T68_80"><text:s/></text:span><text:span text:style-name="T68_81">i</text:span><text:span text:style-name="T68_82"><text:s/>2009<text:s/></text:span><text:span text:style-name="T68_83">og</text:span><text:span text:style-name="T68_84"><text:s/></text:span><text:span text:style-name="T68_85">Cybernetisk</text:span><text:span text:style-name="T68_86"><text:s/></text:span><text:span text:style-name="T68_87">Selskab</text:span><text:span text:style-name="T68_88"><text:s/></text:span><text:span text:style-name="T68_89">i</text:span><text:span text:style-name="T68_90"><text:s/></text:span><text:span text:style-name="T68_91">perioden</text:span><text:span text:style-name="T68_92"><text:s/>2010-2013<text:s/></text:span><text:span text:style-name="T68_93">for</text:span><text:span text:style-name="T68_94"><text:s/></text:span><text:span text:style-name="T68_95">henholdsvis</text:span><text:span text:style-name="T68_96"><text:s/>38<text:s/>762.50<text:s/></text:span><text:span text:style-name="T68_97">og</text:span><text:span text:style-name="T68_98"><text:s/>80<text:s/>000.00<text:s/></text:span><text:span text:style-name="T68_99">kroner</text:span><text:span text:style-name="T68_100">,<text:s/></text:span><text:span text:style-name="T68_101">IFI</text:span><text:span text:style-name="T68_102"><text:s/></text:span><text:span text:style-name="T68_103">Fadderordning</text:span><text:span text:style-name="T68_104"><text:s/></text:span><text:span text:style-name="T68_105">i</text:span><text:span text:style-name="T68_106"><text:s/></text:span><text:span text:style-name="T68_107">regi</text:span><text:span text:style-name="T68_108"><text:s/></text:span><text:span text:style-name="T68_109">av</text:span><text:span text:style-name="T68_110"><text:s/></text:span><text:span text:style-name="T68_111">Cybernetisk</text:span><text:span text:style-name="T68_112"><text:s/></text:span><text:span text:style-name="T68_113">Selskab</text:span><text:span text:style-name="T68_114"><text:s/></text:span><text:span text:style-name="T68_115">i</text:span><text:span text:style-name="T68_116"><text:s/></text:span><text:span text:style-name="T68_117">perioden</text:span><text:span text:style-name="T68_118"><text:s/>2009-2010<text:s/></text:span><text:span text:style-name="T68_119">for</text:span><text:span text:style-name="T68_120"><text:s/>21<text:s/>980.53<text:s/></text:span><text:span text:style-name="T68_121">kroner</text:span><text:span text:style-name="T68_122">,<text:s/></text:span><text:span text:style-name="T68_123">og</text:span><text:span text:style-name="T68_124"><text:s/></text:span><text:span text:style-name="T68_125">IFI</text:span><text:span text:style-name="T68_126"><text:s/></text:span><text:span text:style-name="T68_127">Galla</text:span><text:span text:style-name="T68_128"><text:s/></text:span><text:span text:style-name="T68_129">i</text:span><text:span text:style-name="T68_130"><text:s/></text:span><text:span text:style-name="T68_131">regi</text:span><text:span text:style-name="T68_132"><text:s/></text:span><text:span text:style-name="T68_133">av</text:span><text:span text:style-name="T68_134"><text:s/></text:span><text:span text:style-name="T68_135">Cybernetisk</text:span><text:span text:style-name="T68_136"><text:s/></text:span><text:span text:style-name="T68_137">Selskab</text:span><text:span text:style-name="T68_138"><text:s/></text:span><text:span text:style-name="T68_139">i</text:span><text:span text:style-name="T68_140"><text:s/></text:span><text:span text:style-name="T68_141">perioden</text:span><text:span text:style-name="T68_142"><text:s/>2011-2012<text:s/></text:span><text:span text:style-name="T68_143">for</text:span><text:span text:style-name="T68_144"><text:s/>18<text:s/>000.00<text:s/></text:span><text:span text:style-name="T68_145">kroner</text:span><text:span text:style-name="T68_146">.</text:span></text:p>
      <text:p text:style-name="P69"/>
      <text:p text:style-name="P70"><text:span text:style-name="T70_1">Det</text:span><text:span text:style-name="T70_2"><text:s/></text:span><text:span text:style-name="T70_3">er</text:span><text:span text:style-name="T70_4"><text:s/></text:span><text:span text:style-name="T70_5">ikke</text:span><text:span text:style-name="T70_6"><text:s/></text:span><text:span text:style-name="T70_7">registert</text:span><text:span text:style-name="T70_8"><text:s/></text:span><text:span text:style-name="T70_9">overføringer</text:span><text:span text:style-name="T70_10"><text:s/></text:span><text:span text:style-name="T70_11">fra</text:span><text:span text:style-name="T70_12"><text:s/></text:span><text:span text:style-name="T70_13">Navet</text:span><text:span text:style-name="T70_14"><text:s/></text:span><text:span text:style-name="T70_15">i</text:span><text:span text:style-name="T70_16"><text:s/></text:span><text:span text:style-name="T70_17">perioden</text:span><text:span text:style-name="T70_18"><text:s/>2008<text:s/></text:span><text:span text:style-name="T70_19">til</text:span><text:span text:style-name="T70_20"><text:s/></text:span><text:span text:style-name="T70_21">og</text:span><text:span text:style-name="T70_22"><text:s/></text:span><text:span text:style-name="T70_23">med</text:span><text:span text:style-name="T70_24"><text:s/></text:span><text:span text:style-name="T70_25">våren</text:span><text:span text:style-name="T70_26"><text:s/>2011<text:s/></text:span><text:span text:style-name="T70_27">da</text:span><text:span text:style-name="T70_28"><text:s/></text:span><text:span text:style-name="T70_29">Navet</text:span><text:span text:style-name="T70_30"><text:s/></text:span><text:span text:style-name="T70_31">i</text:span><text:span text:style-name="T70_32"><text:s/></text:span><text:span text:style-name="T70_33">den</text:span><text:span text:style-name="T70_34"><text:s/></text:span><text:span text:style-name="T70_35">perioden</text:span><text:span text:style-name="T70_36"><text:s/></text:span><text:span text:style-name="T70_37">mottok</text:span><text:span text:style-name="T70_38"><text:s/></text:span><text:span text:style-name="T70_39">anslagsvis</text:span><text:span text:style-name="T70_40"><text:s/>300<text:s/>000.00<text:s/></text:span><text:span text:style-name="T70_41">kroner</text:span><text:span text:style-name="T70_42"><text:s/></text:span><text:span text:style-name="T70_43">i</text:span><text:span text:style-name="T70_44"><text:s/></text:span><text:span text:style-name="T70_45">FU</text:span><text:span text:style-name="T70_46">-</text:span><text:span text:style-name="T70_47">overføringen</text:span><text:span text:style-name="T70_48"><text:s/></text:span><text:span text:style-name="T70_49">fra</text:span><text:span text:style-name="T70_50"><text:s/></text:span><text:span text:style-name="T70_51">Dagen</text:span><text:span text:style-name="T70_52"><text:s/>(</text:span><text:span text:style-name="T70_53">for</text:span><text:span text:style-name="T70_54"><text:s/></text:span><text:span text:style-name="T70_55">Dagen</text:span><text:span text:style-name="T70_56"><text:s/>2007<text:s/></text:span><text:span text:style-name="T70_57">og</text:span><text:span text:style-name="T70_58"><text:s/></text:span><text:span text:style-name="T70_59">Dagen</text:span><text:span text:style-name="T70_60"><text:s/>2008),<text:s/>3<text:s/>769.47<text:s/></text:span><text:span text:style-name="T70_61">kroner</text:span><text:span text:style-name="T70_62"><text:s/></text:span><text:span text:style-name="T70_63">i</text:span><text:span text:style-name="T70_64"><text:s/></text:span><text:span text:style-name="T70_65">tilbakebetaling</text:span><text:span text:style-name="T70_66"><text:s/></text:span><text:span text:style-name="T70_67">fra</text:span><text:span text:style-name="T70_68"><text:s/></text:span><text:span text:style-name="T70_69">Cybernetisk</text:span><text:span text:style-name="T70_70"><text:s/></text:span><text:span text:style-name="T70_71">Selskab</text:span><text:span text:style-name="T70_72"><text:s/></text:span><text:span text:style-name="T70_73">for</text:span><text:span text:style-name="T70_74"><text:s/></text:span><text:span text:style-name="T70_75">IFI</text:span><text:span text:style-name="T70_76"><text:s/></text:span><text:span text:style-name="T70_77">Fadderordning</text:span><text:span text:style-name="T70_78"><text:s/>2009,<text:s/></text:span><text:span text:style-name="T70_79">og</text:span><text:span text:style-name="T70_80"><text:s/></text:span><text:span text:style-name="T70_81">utbetalte</text:span><text:span text:style-name="T70_82"><text:s/>305<text:s/>323.50<text:s/></text:span><text:span text:style-name="T70_83">kroner</text:span><text:span text:style-name="T70_84"><text:s/></text:span><text:span text:style-name="T70_85">i</text:span><text:span text:style-name="T70_86"><text:s/></text:span><text:span text:style-name="T70_87">støtte</text:span><text:span text:style-name="T70_88"><text:s/></text:span><text:span text:style-name="T70_89">fordelt</text:span><text:span text:style-name="T70_90"><text:s/></text:span><text:span text:style-name="T70_91">på</text:span><text:span text:style-name="T70_92"><text:s/></text:span><text:span text:style-name="T70_93">totalt</text:span><text:span text:style-name="T70_94"><text:s/>24<text:s/></text:span><text:span text:style-name="T70_95">søknader</text:span><text:span text:style-name="T70_96">.</text:span></text:p>
      <text:p text:style-name="P71"/>
      <text:p text:style-name="P72"><text:span text:style-name="T72_1">5.1<text:s/></text:span><text:span text:style-name="T72_2">Tilbakebetalinger</text:span></text:p>
      <text:p text:style-name="P73"><text:span text:style-name="T73_1">Cybernetisk</text:span><text:span text:style-name="T73_2"><text:s/></text:span><text:span text:style-name="T73_3">Selskab</text:span><text:span text:style-name="T73_4"><text:s/></text:span><text:span text:style-name="T73_5">har</text:span><text:span text:style-name="T73_6"><text:s/></text:span><text:span text:style-name="T73_7">tilbakebetalt</text:span><text:span text:style-name="T73_8"><text:s/></text:span><text:span text:style-name="T73_9">totalt</text:span><text:span text:style-name="T73_10"><text:s/>19<text:s/>000<text:s/></text:span><text:span text:style-name="T73_11">kroner</text:span><text:span text:style-name="T73_12"><text:s/></text:span><text:span text:style-name="T73_13">siden</text:span><text:span text:style-name="T73_14"><text:s/></text:span><text:span text:style-name="T73_15">forrige</text:span><text:span text:style-name="T73_16"><text:s/></text:span><text:span text:style-name="T73_17">møte</text:span><text:span text:style-name="T73_18">.<text:s/></text:span><text:span text:style-name="T73_19">Beløpet</text:span><text:span text:style-name="T73_20"><text:s/></text:span><text:span text:style-name="T73_21">fordeler</text:span><text:span text:style-name="T73_22"><text:s/></text:span><text:span text:style-name="T73_23">seg</text:span><text:span text:style-name="T73_24"><text:s/></text:span><text:span text:style-name="T73_25">på</text:span><text:span text:style-name="T73_26"><text:s/>9<text:s/>000<text:s/></text:span><text:span text:style-name="T73_27">kroner</text:span><text:span text:style-name="T73_28"><text:s/></text:span><text:span text:style-name="T73_29">til</text:span><text:span text:style-name="T73_30"><text:s/></text:span><text:span text:style-name="T73_31">dekor</text:span><text:span text:style-name="T73_32">,<text:s/>5<text:s/>000<text:s/></text:span><text:span text:style-name="T73_33">kroner</text:span><text:span text:style-name="T73_34"><text:s/></text:span><text:span text:style-name="T73_35">til</text:span><text:span text:style-name="T73_36"><text:s/></text:span><text:span text:style-name="T73_37">kaffe</text:span><text:span text:style-name="T73_38"><text:s/></text:span><text:span text:style-name="T73_39">og</text:span><text:span text:style-name="T73_40"><text:s/></text:span><text:span text:style-name="T73_41">te</text:span><text:span text:style-name="T73_42"><text:s/></text:span><text:span text:style-name="T73_43">på</text:span><text:span text:style-name="T73_44"><text:s/></text:span><text:span text:style-name="T73_45">foreningskontoret</text:span><text:span text:style-name="T73_46">,<text:line-break/>5<text:s/>000<text:s/></text:span><text:span text:style-name="T73_47">kroner</text:span><text:span text:style-name="T73_48"><text:s/></text:span><text:span text:style-name="T73_49">til</text:span><text:span text:style-name="T73_50"><text:s/></text:span><text:span text:style-name="T73_51">PVC</text:span><text:span text:style-name="T73_52">-</text:span><text:span text:style-name="T73_53">bannere</text:span><text:span text:style-name="T73_54">.</text:span></text:p>
      <text:p text:style-name="P74"/>
      <text:p text:style-name="P75"><text:span text:style-name="T75_1">Per</text:span><text:span text:style-name="T75_2"><text:s/>16.<text:s/></text:span><text:span text:style-name="T75_3">oktober</text:span><text:span text:style-name="T75_4"><text:s/></text:span><text:span text:style-name="T75_5">mangler</text:span><text:span text:style-name="T75_6"><text:s/></text:span><text:span text:style-name="T75_7">tilbakebetalinger</text:span><text:span text:style-name="T75_8"><text:s/></text:span><text:span text:style-name="T75_9">for</text:span><text:span text:style-name="T75_10"><text:s/></text:span><text:span text:style-name="T75_11">ytterligere</text:span><text:span text:style-name="T75_12"><text:s/>1<text:s/>000<text:s/></text:span><text:span text:style-name="T75_13">kroner</text:span><text:span text:style-name="T75_14"><text:s/></text:span><text:span text:style-name="T75_15">til</text:span><text:span text:style-name="T75_16"><text:s/></text:span><text:span text:style-name="T75_17">dekor</text:span><text:span text:style-name="T75_18"><text:s/></text:span><text:span text:style-name="T75_19">og</text:span><text:span text:style-name="T75_20"><text:s/>950<text:s/></text:span><text:span text:style-name="T75_21">kroner</text:span><text:span text:style-name="T75_22"><text:s/></text:span><text:span text:style-name="T75_23">i</text:span><text:span text:style-name="T75_24"><text:s/></text:span><text:span text:style-name="T75_25">støtte</text:span><text:span text:style-name="T75_26"><text:s/></text:span><text:span text:style-name="T75_27">til</text:span><text:span text:style-name="T75_28"><text:s/></text:span><text:span text:style-name="T75_29">oppstart</text:span><text:span text:style-name="T75_30"><text:s/></text:span><text:span text:style-name="T75_31">av</text:span><text:span text:style-name="T75_32"><text:s/></text:span><text:span text:style-name="T75_33">orden</text:span><text:span text:style-name="T75_34">.</text:span></text:p>
      <text:p text:style-name="P76"/>
      <text:p text:style-name="P77"><text:span text:style-name="T77_1">5.2<text:s/></text:span><text:span text:style-name="T77_2">Tilgjengelige</text:span><text:span text:style-name="T77_3"><text:s/></text:span><text:span text:style-name="T77_4">midler</text:span></text:p>
      <text:p text:style-name="P78"><text:span text:style-name="T78_1">Per</text:span><text:span text:style-name="T78_2"><text:s/>16.<text:s/></text:span><text:span text:style-name="T78_3">oktober</text:span><text:span text:style-name="T78_4"><text:s/></text:span><text:span text:style-name="T78_5">har</text:span><text:span text:style-name="T78_6"><text:s/></text:span><text:span text:style-name="T78_7">FU</text:span><text:span text:style-name="T78_8"><text:s/>96<text:s/>833.66<text:s/></text:span><text:span text:style-name="T78_9">kroner</text:span><text:span text:style-name="T78_10"><text:s/></text:span><text:span text:style-name="T78_11">på</text:span><text:span text:style-name="T78_12"><text:s/></text:span><text:span text:style-name="T78_13">sin</text:span><text:span text:style-name="T78_14"><text:s/></text:span><text:span text:style-name="T78_15">konto</text:span><text:span text:style-name="T78_16"><text:s/></text:span><text:span text:style-name="T78_17">hos</text:span><text:span text:style-name="T78_18"><text:s/></text:span><text:span text:style-name="T78_19">Navet</text:span><text:span text:style-name="T78_20"><text:s/></text:span><text:span text:style-name="T78_21">og</text:span><text:span text:style-name="T78_22"><text:s/>433<text:s/>057.29<text:s/></text:span><text:span text:style-name="T78_23">kroner</text:span><text:span text:style-name="T78_24"><text:s/></text:span><text:span text:style-name="T78_25">på</text:span><text:span text:style-name="T78_26"><text:s/></text:span><text:span text:style-name="T78_27">sin</text:span><text:span text:style-name="T78_28"><text:s/></text:span><text:span text:style-name="T78_29">konto</text:span><text:span text:style-name="T78_30"><text:s/></text:span><text:span text:style-name="T78_31">hos</text:span><text:span text:style-name="T78_32"><text:s/></text:span><text:span text:style-name="T78_33">Dagen</text:span><text:span text:style-name="T78_34">,<text:s/></text:span><text:span text:style-name="T78_35">totalt</text:span><text:span text:style-name="T78_36"><text:s/>529<text:s/>890.95<text:s/></text:span><text:span text:style-name="T78_37">kroner</text:span><text:span text:style-name="T78_38">.</text:span></text:p>
      <text:p text:style-name="P79"/>
      <text:p text:style-name="P80"><text:span text:style-name="T80_1">5.3<text:s/></text:span><text:span text:style-name="T80_2">Gjenstående</text:span><text:span text:style-name="T80_3"><text:s/></text:span><text:span text:style-name="T80_4">søknader</text:span></text:p>
      <text:p text:style-name="P81"><text:span text:style-name="T81_1">Fotball</text:span><text:span text:style-name="T81_2"><text:s/></text:span><text:span text:style-name="T81_3">på</text:span><text:span text:style-name="T81_4"><text:s/></text:span><text:span text:style-name="T81_5">IFI</text:span><text:span text:style-name="T81_6"><text:s/>(</text:span><text:span text:style-name="T81_7">FIFI</text:span><text:span text:style-name="T81_8">)<text:s/></text:span><text:span text:style-name="T81_9">og</text:span><text:span text:style-name="T81_10"><text:s/></text:span><text:span text:style-name="T81_11">TekNat</text:span><text:span text:style-name="T81_12"><text:s/></text:span><text:span text:style-name="T81_13">mangler</text:span><text:span text:style-name="T81_14"><text:s/></text:span><text:span text:style-name="T81_15">fortsatt</text:span><text:span text:style-name="T81_16"><text:s/></text:span><text:span text:style-name="T81_17">gyldige</text:span><text:span text:style-name="T81_18"><text:s/></text:span><text:span text:style-name="T81_19">bankkontoer</text:span><text:span text:style-name="T81_20">,<text:s/></text:span><text:span text:style-name="T81_21">og</text:span><text:span text:style-name="T81_22"><text:s/></text:span><text:span text:style-name="T81_23">utbetalingene</text:span><text:span text:style-name="T81_24"><text:s/></text:span><text:span text:style-name="T81_25">på</text:span><text:span text:style-name="T81_26"><text:s/></text:span><text:span text:style-name="T81_27">henholdsvis</text:span><text:span text:style-name="T81_28"><text:s/>8<text:s/>000<text:s/></text:span><text:span text:style-name="T81_29">kroner</text:span><text:span text:style-name="T81_30"><text:s/></text:span><text:span text:style-name="T81_31">og</text:span><text:span text:style-name="T81_32"><text:s/>5<text:s/>950<text:s/></text:span><text:span text:style-name="T81_33">kroner</text:span><text:span text:style-name="T81_34"><text:s/></text:span><text:span text:style-name="T81_35">er</text:span><text:span text:style-name="T81_36"><text:s/></text:span><text:span text:style-name="T81_37">derfor</text:span><text:span text:style-name="T81_38"><text:s/></text:span><text:span text:style-name="T81_39">ikke</text:span><text:span text:style-name="T81_40"><text:s/></text:span><text:span text:style-name="T81_41">utbetalt</text:span><text:span text:style-name="T81_42">.</text:span></text:p>
      <text:p text:style-name="P82"/>
      <text:p text:style-name="P83"><text:span text:style-name="T83_1">CYBs</text:span><text:span text:style-name="T83_2"><text:s/></text:span><text:span text:style-name="T83_3">søknad</text:span><text:span text:style-name="T83_4"><text:s/></text:span><text:span text:style-name="T83_5">om</text:span><text:span text:style-name="T83_6"><text:s/></text:span><text:span text:style-name="T83_7">underskuddsgaranti</text:span><text:span text:style-name="T83_8"><text:s/></text:span><text:span text:style-name="T83_9">på</text:span><text:span text:style-name="T83_10"><text:s/>5<text:s/>000<text:s/></text:span><text:span text:style-name="T83_11">kroner</text:span><text:span text:style-name="T83_12"><text:s/></text:span><text:span text:style-name="T83_13">for</text:span><text:span text:style-name="T83_14"><text:s/></text:span><text:span text:style-name="T83_15">høstens</text:span><text:span text:style-name="T83_16"><text:s/></text:span><text:span text:style-name="T83_17">IFI</text:span><text:span text:style-name="T83_18"><text:s/></text:span><text:span text:style-name="T83_19">Galla</text:span><text:span text:style-name="T83_20"><text:s/></text:span><text:span text:style-name="T83_21">betales</text:span><text:span text:style-name="T83_22"><text:s/></text:span><text:span text:style-name="T83_23">ikke</text:span><text:span text:style-name="T83_24"><text:s/></text:span><text:span text:style-name="T83_25">ut</text:span><text:span text:style-name="T83_26"><text:s/></text:span><text:span text:style-name="T83_27">før</text:span><text:span text:style-name="T83_28"><text:s/></text:span><text:span text:style-name="T83_29">et</text:span><text:span text:style-name="T83_30"><text:s/></text:span><text:span text:style-name="T83_31">eventuelt</text:span><text:span text:style-name="T83_32"><text:s/></text:span><text:span text:style-name="T83_33">underskudd</text:span><text:span text:style-name="T83_34"><text:s/></text:span><text:span text:style-name="T83_35">er</text:span><text:span text:style-name="T83_36"><text:s/></text:span><text:span text:style-name="T83_37">dokumentert</text:span><text:span text:style-name="T83_38">.</text:span></text:p>
      <text:p text:style-name="P84"/>
      <text:p text:style-name="P85"/>
      <text:p text:style-name="P86"><text:span text:style-name="T86_1">6<text:s/></text:span><text:span text:style-name="T86_2">Eventuelt</text:span></text:p>
      <text:p text:style-name="P87"><text:span text:style-name="T87_1">Ingen</text:span><text:span text:style-name="T87_2"><text:s/></text:span><text:span text:style-name="T87_3">eventueltsaker</text:span><text:span text:style-name="T87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art-value="5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art-value="6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